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5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MANI CONSA YOLAND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35008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443500842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457055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NDOZA GORDILLO, ELIZABETH YUREMI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131064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457055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HUAMANI CONSA YOLAND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435008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8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25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6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5/10/2021</text:p>
          </table:table-cell>
          <table:table-cell table:style-name="Tabla2.A3" office:value-type="string">
            <text:p text:style-name="P22">5745943</text:p>
          </table:table-cell>
          <table:table-cell table:style-name="Tabla2.D3" office:value-type="string">
            <text:p text:style-name="P23">265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3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23:34:2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